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orkstations VM</text:p>
      <text:p text:style-name="Normal"/>
      <text:p text:style-name="Normal"/>
      <text:p text:style-name="Normal">Alma Linux 9.4 is RHEL 192.168.59.130</text:p>
      <text:p text:style-name="Normal">Server name alma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>Alma Linux 9.4 is RHEL 192.168.59.133</text:p>
      <text:p text:style-name="Normal">Server name 2alma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Rocky Linux 9.4 is RHEL 192.168.59.131</text:p>
      <text:p text:style-name="Normal">Server name Rockbabsk</text:p>
      <text:p text:style-name="Normal">Username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Ubuntu Linux 24.04 is Debian 192.168.59.132</text:p>
      <text:p text:style-name="Normal">Server name ububabsk</text:p>
      <text:p text:style-name="Normal">Username: babsk passwd: babsk1</text:p>
      <text:p text:style-name="Normal">Use apt for package manage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3:05:00Z</meta:creation-date>
    <dc:date>2024-09-21T13:19:00Z</dc:date>
    <meta:template xlink:href="Normal" xlink:type="simple"/>
    <meta:editing-cycles>1</meta:editing-cycles>
    <meta:editing-duration>PT840S</meta:editing-duration>
    <meta:document-statistic meta:page-count="1" meta:paragraph-count="1" meta:word-count="88" meta:character-count="590" meta:row-count="4" meta:non-whitespace-character-count="503"/>
  </office:meta>
</office:document-meta>
</file>